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Elements of Ellis Island</text:p>
      <text:p text:style-name="P1"/>
      <text:p text:style-name="P1"/>
      <text:p text:style-name="P2"/>
      <text:p text:style-name="P2"><text:tab/>For the final project of this semester our group decided to take a look at a pressing issuse that has been a hot-bed topic in the world of politics. <text:s/>This is the topic of immigration into the United States. <text:s/>This topic is one that has been one in the middle of discussions and investigate research, and thus it seemed to be the perfect topic to investigate during this time in our nation's history. <text:s/>There has been much in the ways of proposed immigration bans that have been the center of modern news media for the past year. <text:s/>Since this has been the case the project idea has changed from a number of idead to hone in on the final idea, focusing on immigrants Sharing the same last names of the porjects contributors during the years of 1892-1954. <text:s/>During these years this group will investigate how many people from this specific country came to the United States, what profession they held, and even where they may have ended up living. <text:s/>Using the databases from the Ellis Island, Ancestry databases, and the office of United States Customs there is much information that is able to be gathered in regards to locating the identities of the people who emmigrated to the United States during the years in question. <text:s/>While also looking at this immigration trend we will develop a number of charts that display a large number of immigrants that had been accepted to become citizens of the United States. <text:s text:c="3"/>For the purposes of this course, the project will consist of several graphs that display a number of different attributes regarding the immigration status of people who were emmigrating to the United States from a number of nations during the years in which Ellis Island was at it's hight. <text:s/>The project will look to discover what are the origins of the certain names, how many of share the name, from which nation did they emmigrate from, and where they ended up living. <text:s/>The decision to investigate names was an idea had to cure for some time, and after a number of potential ideas the final idea seemed to collaborate on a little bit of every possible topic. <text:s/>In discussing where people emmigrated from, the names can possibly tell whether or not the last name is common, if the community was more religious, and even if a name is one of the less common names to emmigrate.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8T12:18:12</meta:creation-date>
    <dc:date>2017-12-04T15:03:50</dc:date>
    <meta:editing-duration>P6DT1H44M47S</meta:editing-duration>
    <meta:editing-cycles>3</meta:editing-cycles>
    <meta:generator>OpenOffice.org/3.4.1$Unix OpenOffice.org_project/341m1$Build-9593</meta:generator>
    <meta:document-statistic meta:table-count="0" meta:image-count="0" meta:object-count="0" meta:page-count="1" meta:paragraph-count="2" meta:word-count="407" meta:character-count="2309"/>
  </office:meta>
</office:document-meta>
</file>